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B90]+[.B91]+[.B92]+[.B93]+[.B94]+[.B95]+[.E75]" office:value-type="float" office:value="96" calcext:value-type="float">
            <text:p>96</text:p>
          </table:table-cell>
          <table:table-cell table:formula="of:=[.D86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0" calcext:value-type="date">
            <text:p>10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25" calcext:value-type="date">
            <text:p>2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6" calcext:value-type="date">
            <text:p>2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7" calcext:value-type="date">
            <text:p>27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30" calcext:value-type="date">
            <text:p>30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2-09" calcext:value-type="date">
            <text:p>09.12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7]+[.B98]+[.B99]+[.E86]" office:value-type="float" office:value="67" calcext:value-type="float">
            <text:p>67</text:p>
          </table:table-cell>
          <table:table-cell table:formula="of:=[.D97]-40"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9-12-11" calcext:value-type="date">
            <text:p>11.12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2-15" calcext:value-type="date">
            <text:p>15.12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table:number-columns-repeated="2"/>
          <table:table-cell table:formula="of:=[.B101]+[.B102]+[.B103]+[.E97]" office:value-type="float" office:value="27" calcext:value-type="float">
            <text:p>27</text:p>
          </table:table-cell>
          <table:table-cell table:formula="of:=[.D101]-40" office:value-type="float" office:value="-13" calcext:value-type="float">
            <text:p>-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1">00.00.0000</text:date>, <text:time style:data-style-name="N2" text:time-value="22:19:50.1372993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04T16:15:24.879670909</meta:creation-date>
    <meta:generator>LibreOffice/6.3.3.2$Linux_X86_64 LibreOffice_project/30$Build-2</meta:generator>
    <dc:date>2020-01-01T22:20:57.378833262</dc:date>
    <meta:editing-duration>P1DT1H59M23S</meta:editing-duration>
    <meta:editing-cycles>235</meta:editing-cycles>
    <meta:document-statistic meta:table-count="1" meta:cell-count="205" meta:object-count="0"/>
  </office:meta>
</office:document-meta>
</file>